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863a" officeooo:paragraph-rsid="0004863a"/>
    </style:style>
    <style:style style:name="P2" style:family="paragraph" style:parent-style-name="Standard">
      <style:text-properties style:font-name="Times New Roman" fo:font-size="16pt" fo:font-weight="bold" officeooo:rsid="0004863a" officeooo:paragraph-rsid="0004863a" style:font-size-asian="16pt" style:font-weight-asian="bold" style:font-size-complex="16pt" style:font-weight-complex="bold"/>
    </style:style>
    <style:style style:name="P3" style:family="paragraph" style:parent-style-name="Standard">
      <style:text-properties style:font-name="Times New Roman" officeooo:rsid="0004863a" officeooo:paragraph-rsid="0004863a"/>
    </style:style>
    <style:style style:name="P4" style:family="paragraph" style:parent-style-name="Standard">
      <style:paragraph-properties fo:text-align="justify" style:justify-single-word="false"/>
      <style:text-properties style:font-name="Times New Roman" officeooo:rsid="0004863a" officeooo:paragraph-rsid="0004863a"/>
    </style:style>
    <style:style style:name="P5" style:family="paragraph" style:parent-style-name="Standard">
      <style:text-properties style:font-name="Times New Roman" style:rfc-language-tag="sr-Latn-RS" fo:language="sr" fo:script="Latn" fo:country="RS" officeooo:rsid="00156a96" officeooo:paragraph-rsid="00156a96"/>
    </style:style>
    <style:style style:name="P6" style:family="paragraph" style:parent-style-name="Standard">
      <style:text-properties style:font-name="Times New Roman" style:rfc-language-tag="sr-Latn-RS" fo:language="sr" fo:script="Latn" fo:country="RS" officeooo:rsid="00156a96" officeooo:paragraph-rsid="0014e7e1"/>
    </style:style>
    <style:style style:name="P7" style:family="paragraph" style:parent-style-name="Standard">
      <style:text-properties style:font-name="Times New Roman" style:rfc-language-tag="sr-Latn-RS" fo:language="sr" fo:script="Latn" fo:country="RS" officeooo:rsid="0016261d" officeooo:paragraph-rsid="0016261d"/>
    </style:style>
    <style:style style:name="P8" style:family="paragraph" style:parent-style-name="Standard">
      <style:text-properties style:font-name="Times New Roman" style:rfc-language-tag="sr-Latn-RS" fo:language="sr" fo:script="Latn" fo:country="RS" officeooo:rsid="00168410" officeooo:paragraph-rsid="00168410"/>
    </style:style>
    <style:style style:name="P9" style:family="paragraph" style:parent-style-name="Standard">
      <style:text-properties style:font-name="Times New Roman" style:rfc-language-tag="sr-Latn-RS" fo:language="sr" fo:script="Latn" fo:country="RS" officeooo:rsid="00089a66" officeooo:paragraph-rsid="0004863a"/>
    </style:style>
    <style:style style:name="P10" style:family="paragraph" style:parent-style-name="Standard">
      <style:text-properties style:font-name="Times New Roman" style:rfc-language-tag="sr-Latn-RS" fo:language="sr" fo:script="Latn" fo:country="RS" officeooo:rsid="000cebb4" officeooo:paragraph-rsid="0004863a"/>
    </style:style>
    <style:style style:name="P11" style:family="paragraph" style:parent-style-name="Standard">
      <style:text-properties style:font-name="Times New Roman" style:rfc-language-tag="sr-Latn-RS" fo:language="sr" fo:script="Latn" fo:country="RS" officeooo:rsid="000ded1b" officeooo:paragraph-rsid="0004863a"/>
    </style:style>
    <style:style style:name="P12" style:family="paragraph" style:parent-style-name="Standard">
      <style:text-properties style:font-name="Times New Roman" style:rfc-language-tag="sr-Latn-RS" fo:language="sr" fo:script="Latn" fo:country="RS" officeooo:rsid="000f4cc1" officeooo:paragraph-rsid="0004863a"/>
    </style:style>
    <style:style style:name="P13" style:family="paragraph" style:parent-style-name="Standard">
      <style:text-properties style:font-name="Times New Roman" style:rfc-language-tag="sr-Latn-RS" fo:language="sr" fo:script="Latn" fo:country="RS" officeooo:rsid="001178fd" officeooo:paragraph-rsid="0004863a"/>
    </style:style>
    <style:style style:name="P14" style:family="paragraph" style:parent-style-name="Standard">
      <style:text-properties style:font-name="Times New Roman" style:rfc-language-tag="sr-Latn-RS" fo:language="sr" fo:script="Latn" fo:country="RS" officeooo:rsid="001306c2" officeooo:paragraph-rsid="0004863a"/>
    </style:style>
    <style:style style:name="P15" style:family="paragraph" style:parent-style-name="Standard">
      <style:text-properties style:font-name="Times New Roman" style:rfc-language-tag="sr-Latn-RS" fo:language="sr" fo:script="Latn" fo:country="RS" officeooo:rsid="001fd248" officeooo:paragraph-rsid="001fd248"/>
    </style:style>
    <style:style style:name="P16" style:family="paragraph" style:parent-style-name="Standard">
      <style:text-properties style:font-name="Times New Roman" officeooo:rsid="0014e7e1" officeooo:paragraph-rsid="0014e7e1"/>
    </style:style>
    <style:style style:name="P17"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style:font-name="Times New Roman" officeooo:rsid="0004863a" officeooo:paragraph-rsid="0004863a"/>
    </style:style>
    <style:style style:name="P18"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Times New Roman" officeooo:rsid="0004863a" officeooo:paragraph-rsid="0004863a"/>
    </style:style>
    <style:style style:name="P19"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Times New Roman" officeooo:rsid="0004863a" officeooo:paragraph-rsid="001cba2e"/>
    </style:style>
    <style:style style:name="P20"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style:font-name="Times New Roman" style:rfc-language-tag="sr-Latn-RS" fo:language="sr" fo:script="Latn" fo:country="RS" officeooo:rsid="00156a96" officeooo:paragraph-rsid="00156a96"/>
    </style:style>
    <style:style style:name="P21"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style:font-name="Times New Roman" style:rfc-language-tag="sr-Latn-RS" fo:language="sr" fo:script="Latn" fo:country="RS" officeooo:rsid="00156a96" officeooo:paragraph-rsid="0014e7e1"/>
    </style:style>
    <style:style style:name="P22"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style:font-name="Times New Roman" style:rfc-language-tag="sr-Latn-RS" fo:language="sr" fo:script="Latn" fo:country="RS" officeooo:rsid="0016261d" officeooo:paragraph-rsid="0016261d"/>
    </style:style>
    <style:style style:name="P23"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style:font-name="Times New Roman" style:rfc-language-tag="sr-Latn-RS" fo:language="sr" fo:script="Latn" fo:country="RS" officeooo:rsid="00168410" officeooo:paragraph-rsid="00168410"/>
    </style:style>
    <style:style style:name="P24"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style:font-name="Times New Roman" style:rfc-language-tag="sr-Latn-RS" fo:language="sr" fo:script="Latn" fo:country="RS" officeooo:rsid="00089a66" officeooo:paragraph-rsid="0004863a"/>
    </style:style>
    <style:style style:name="P25"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Times New Roman" style:rfc-language-tag="sr-Latn-RS" fo:language="sr" fo:script="Latn" fo:country="RS" officeooo:rsid="000cebb4" officeooo:paragraph-rsid="0004863a"/>
    </style:style>
    <style:style style:name="P26"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Times New Roman" style:rfc-language-tag="sr-Latn-RS" fo:language="sr" fo:script="Latn" fo:country="RS" officeooo:rsid="001178fd" officeooo:paragraph-rsid="0004863a"/>
    </style:style>
    <style:style style:name="P27"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Times New Roman" style:rfc-language-tag="sr-Latn-RS" fo:language="sr" fo:script="Latn" fo:country="RS" officeooo:rsid="001fd248" officeooo:paragraph-rsid="001fd248"/>
    </style:style>
    <style:style style:name="P28" style:family="paragraph" style:parent-style-name="Standard">
      <loext:graphic-properties draw:fill="none"/>
      <style:paragraph-properties fo:margin-left="0.5in" fo:margin-right="0in" fo:text-indent="0in" style:auto-text-indent="false" fo:background-color="transparent"/>
      <style:text-properties style:font-name="Times New Roman" officeooo:rsid="0004863a" officeooo:paragraph-rsid="0004863a"/>
    </style:style>
    <style:style style:name="P29" style:family="paragraph" style:parent-style-name="Standard">
      <loext:graphic-properties draw:fill="none"/>
      <style:paragraph-properties fo:margin-left="0.5in" fo:margin-right="0in" fo:text-indent="0in" style:auto-text-indent="false" fo:background-color="transparent"/>
      <style:text-properties style:font-name="Times New Roman" officeooo:rsid="0004863a" officeooo:paragraph-rsid="001cba2e"/>
    </style:style>
    <style:style style:name="P30" style:family="paragraph" style:parent-style-name="Standard" style:master-page-name="">
      <loext:graphic-properties draw:fill="none"/>
      <style:paragraph-properties fo:margin-left="0.5618in" fo:margin-right="0in" fo:text-align="justify" style:justify-single-word="false" fo:text-indent="0in" style:auto-text-indent="false" style:page-number="auto" fo:background-color="transparent"/>
      <style:text-properties style:font-name="Times New Roman" officeooo:rsid="0004863a" officeooo:paragraph-rsid="0004863a"/>
    </style:style>
    <style:style style:name="P31" style:family="paragraph" style:parent-style-name="Standard">
      <loext:graphic-properties draw:fill="none"/>
      <style:paragraph-properties fo:margin-left="0.75in" fo:margin-right="0in" fo:text-indent="0in" style:auto-text-indent="false" fo:background-color="transparent"/>
      <style:text-properties style:font-name="Times New Roman" style:rfc-language-tag="sr-Latn-RS" fo:language="sr" fo:script="Latn" fo:country="RS" officeooo:rsid="000c0a26" officeooo:paragraph-rsid="000c0a26"/>
    </style:style>
    <style:style style:name="P32" style:family="paragraph" style:parent-style-name="Standard">
      <loext:graphic-properties draw:fill="none"/>
      <style:paragraph-properties fo:margin-left="0.75in" fo:margin-right="0in" fo:text-indent="0in" style:auto-text-indent="false" fo:background-color="transparent"/>
      <style:text-properties style:font-name="Times New Roman" style:rfc-language-tag="sr-Latn-RS" fo:language="sr" fo:script="Latn" fo:country="RS" officeooo:rsid="000cebb4" officeooo:paragraph-rsid="000cebb4"/>
    </style:style>
    <style:style style:name="P33" style:family="paragraph" style:parent-style-name="Standard">
      <loext:graphic-properties draw:fill="none"/>
      <style:paragraph-properties fo:margin-left="0.75in" fo:margin-right="0in" fo:text-indent="0in" style:auto-text-indent="false" fo:background-color="transparent"/>
      <style:text-properties style:font-name="Times New Roman" style:rfc-language-tag="sr-Latn-RS" fo:language="sr" fo:script="Latn" fo:country="RS" officeooo:rsid="001178fd" officeooo:paragraph-rsid="001178fd"/>
    </style:style>
    <style:style style:name="P34" style:family="paragraph" style:parent-style-name="Standard" style:master-page-name="">
      <loext:graphic-properties draw:fill="none"/>
      <style:paragraph-properties fo:margin-left="0.75in" fo:margin-right="0in" fo:text-indent="0in" style:auto-text-indent="false" style:page-number="auto" fo:background-color="transparent"/>
      <style:text-properties style:font-name="Times New Roman" style:rfc-language-tag="sr-Latn-RS" fo:language="sr" fo:script="Latn" fo:country="RS" officeooo:rsid="000c0a26" officeooo:paragraph-rsid="000c0a26"/>
    </style:style>
    <style:style style:name="P35" style:family="paragraph" style:parent-style-name="Standard" style:master-page-name="">
      <loext:graphic-properties draw:fill="none"/>
      <style:paragraph-properties fo:margin-left="0.75in" fo:margin-right="0in" fo:text-indent="0in" style:auto-text-indent="false" style:page-number="auto" fo:background-color="transparent"/>
      <style:text-properties style:font-name="Times New Roman" style:rfc-language-tag="sr-Latn-RS" fo:language="sr" fo:script="Latn" fo:country="RS" officeooo:rsid="000cebb4" officeooo:paragraph-rsid="000cebb4"/>
    </style:style>
    <style:style style:name="P36" style:family="paragraph" style:parent-style-name="Standard" style:master-page-name="">
      <loext:graphic-properties draw:fill="none"/>
      <style:paragraph-properties fo:margin-left="0.75in" fo:margin-right="0in" fo:text-indent="0in" style:auto-text-indent="false" style:page-number="auto" fo:background-color="transparent"/>
      <style:text-properties style:font-name="Times New Roman" style:rfc-language-tag="sr-Latn-RS" fo:language="sr" fo:script="Latn" fo:country="RS" officeooo:rsid="001178fd" officeooo:paragraph-rsid="001178fd"/>
    </style:style>
    <style:style style:name="P37" style:family="paragraph" style:parent-style-name="Standard">
      <loext:graphic-properties draw:fill="none"/>
      <style:paragraph-properties fo:margin-left="0in" fo:margin-right="0in" fo:text-indent="0in" style:auto-text-indent="false" fo:background-color="transparent"/>
      <style:text-properties style:font-name="Times New Roman" officeooo:rsid="0004863a" officeooo:paragraph-rsid="001cba2e"/>
    </style:style>
    <style:style style:name="P38" style:family="paragraph" style:parent-style-name="Standard">
      <loext:graphic-properties draw:fill="none"/>
      <style:paragraph-properties fo:margin-left="0in" fo:margin-right="0in" fo:text-indent="0in" style:auto-text-indent="false" fo:background-color="transparent"/>
      <style:text-properties style:font-name="Times New Roman" fo:language="en" fo:country="US" officeooo:rsid="001cba2e" officeooo:paragraph-rsid="001cba2e"/>
    </style:style>
    <style:style style:name="P39" style:family="paragraph" style:parent-style-name="Standard">
      <style:text-properties style:font-name="Times New Roman" fo:language="en" fo:country="US" officeooo:rsid="00202179" officeooo:paragraph-rsid="001fd248"/>
    </style:style>
    <style:style style:name="P40" style:family="paragraph" style:parent-style-name="Standard">
      <style:text-properties style:font-name="Times New Roman" officeooo:rsid="0004863a" officeooo:paragraph-rsid="0004863a"/>
    </style:style>
    <style:style style:name="P41" style:family="paragraph" style:parent-style-name="Standard">
      <style:paragraph-properties fo:text-align="justify" style:justify-single-word="false"/>
      <style:text-properties style:font-name="Times New Roman" officeooo:rsid="0004863a" officeooo:paragraph-rsid="0004863a"/>
    </style:style>
    <style:style style:name="P42" style:family="paragraph" style:parent-style-name="Standard">
      <style:text-properties style:font-name="Times New Roman" style:rfc-language-tag="sr-Latn-RS" fo:language="sr" fo:script="Latn" fo:country="RS" officeooo:rsid="0029f6e8" officeooo:paragraph-rsid="0029f6e8"/>
    </style:style>
    <style:style style:name="P43" style:family="paragraph" style:parent-style-name="Standard">
      <style:text-properties style:font-name="Times New Roman" style:rfc-language-tag="sr-Latn-RS" fo:language="sr" fo:script="Latn" fo:country="RS" officeooo:rsid="003048a9" officeooo:paragraph-rsid="003048a9" fo:background-color="#ffff00"/>
    </style:style>
    <style:style style:name="P44" style:family="paragraph" style:parent-style-name="Standard">
      <style:text-properties style:font-name="Times New Roman" style:rfc-language-tag="sr-Latn-RS" fo:language="sr" fo:script="Latn" fo:country="RS" officeooo:rsid="00312a04" officeooo:paragraph-rsid="00312a04"/>
    </style:style>
    <style:style style:name="P45" style:family="paragraph" style:parent-style-name="Standard">
      <style:text-properties style:font-name="Times New Roman" style:rfc-language-tag="sr-Latn-RS" fo:language="sr" fo:script="Latn" fo:country="RS" officeooo:rsid="003163a5" officeooo:paragraph-rsid="003163a5"/>
    </style:style>
    <style:style style:name="P46" style:family="paragraph" style:parent-style-name="Standard">
      <style:text-properties style:font-name="Times New Roman" officeooo:rsid="0004863a" officeooo:paragraph-rsid="0004863a" fo:background-color="#ffff00"/>
    </style:style>
    <style:style style:name="P47" style:family="paragraph" style:parent-style-name="Standard">
      <style:text-properties style:rfc-language-tag="sr-Latn-RS" fo:language="sr" fo:script="Latn" fo:country="RS" officeooo:rsid="003480f1" officeooo:paragraph-rsid="003480f1"/>
    </style:style>
    <style:style style:name="P48" style:family="paragraph" style:parent-style-name="Standard">
      <style:text-properties style:rfc-language-tag="sr-Latn-RS" fo:language="sr" fo:script="Latn" fo:country="RS" officeooo:rsid="00369508" officeooo:paragraph-rsid="00369c81"/>
    </style:style>
    <style:style style:name="P49" style:family="paragraph" style:parent-style-name="Standard">
      <style:text-properties style:rfc-language-tag="sr-Latn-RS" fo:language="sr" fo:script="Latn" fo:country="RS" officeooo:rsid="00369c81" officeooo:paragraph-rsid="00369c81"/>
    </style:style>
    <style:style style:name="P50" style:family="paragraph" style:parent-style-name="Standard">
      <style:text-properties officeooo:rsid="0004863a" officeooo:paragraph-rsid="0004863a"/>
    </style:style>
    <style:style style:name="P51" style:family="paragraph" style:parent-style-name="Standard">
      <style:text-properties officeooo:rsid="0032e282" officeooo:paragraph-rsid="0032e282"/>
    </style:style>
    <style:style style:name="P52" style:family="paragraph" style:parent-style-name="Standard">
      <style:text-properties officeooo:rsid="00369c81" officeooo:paragraph-rsid="00369c81"/>
    </style:style>
    <style:style style:name="P53"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style:font-name="Times New Roman" style:rfc-language-tag="sr-Latn-RS" fo:language="sr" fo:script="Latn" fo:country="RS" officeooo:rsid="0029f6e8" officeooo:paragraph-rsid="0029f6e8"/>
    </style:style>
    <style:style style:name="P54"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style:font-name="Times New Roman" officeooo:rsid="0004863a" officeooo:paragraph-rsid="0004863a"/>
    </style:style>
    <style:style style:name="P55"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style:font-name="Times New Roman" officeooo:rsid="0004863a" officeooo:paragraph-rsid="0004863a"/>
    </style:style>
    <style:style style:name="P56"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style:font-name="Times New Roman" officeooo:rsid="0004863a" officeooo:paragraph-rsid="0004863a"/>
    </style:style>
    <style:style style:name="P57"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Times New Roman" officeooo:rsid="0004863a" officeooo:paragraph-rsid="0004863a"/>
    </style:style>
    <style:style style:name="P58"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Times New Roman" officeooo:rsid="0004863a" officeooo:paragraph-rsid="0004863a"/>
    </style:style>
    <style:style style:name="P59"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style:font-name="Times New Roman" officeooo:rsid="0004863a" officeooo:paragraph-rsid="0004863a"/>
    </style:style>
    <style:style style:name="P60"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style:font-name="Times New Roman" officeooo:rsid="0004863a" officeooo:paragraph-rsid="0004863a"/>
    </style:style>
    <style:style style:name="P61" style:family="paragraph" style:parent-style-name="Standard">
      <loext:graphic-properties draw:fill="none"/>
      <style:paragraph-properties fo:margin-left="0.5in" fo:margin-right="0in" fo:text-indent="0in" style:auto-text-indent="false" fo:background-color="transparent"/>
      <style:text-properties style:font-name="Times New Roman" officeooo:rsid="00287dae" officeooo:paragraph-rsid="00287dae"/>
    </style:style>
    <style:style style:name="P62" style:family="paragraph" style:parent-style-name="Standard">
      <loext:graphic-properties draw:fill="none"/>
      <style:paragraph-properties fo:margin-left="0.5in" fo:margin-right="0in" fo:text-align="center" style:justify-single-word="false" fo:text-indent="0in" style:auto-text-indent="false" fo:background-color="transparent"/>
      <style:text-properties style:font-name="Times New Roman" officeooo:rsid="00287dae" officeooo:paragraph-rsid="00287dae"/>
    </style:style>
    <style:style style:name="P63"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style:font-name="Times New Roman" fo:language="en" fo:country="US" officeooo:rsid="002cb5b6" officeooo:paragraph-rsid="002cb5b6"/>
    </style:style>
    <style:style style:name="P64"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style:rfc-language-tag="sr-Latn-RS" fo:language="sr" fo:script="Latn" fo:country="RS" officeooo:rsid="00369508" officeooo:paragraph-rsid="00369c81"/>
    </style:style>
    <style:style style:name="P65"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officeooo:rsid="00369c81" officeooo:paragraph-rsid="00369c81"/>
    </style:style>
    <style:style style:name="P66"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Times New Roman" officeooo:rsid="0004863a" officeooo:paragraph-rsid="0004863a"/>
    </style:style>
    <style:style style:name="P67"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Times New Roman" officeooo:rsid="0004863a" officeooo:paragraph-rsid="0004863a"/>
    </style:style>
    <style:style style:name="P68"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Times New Roman" officeooo:rsid="0004863a" officeooo:paragraph-rsid="0004863a"/>
    </style:style>
    <style:style style:name="P69"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Times New Roman" officeooo:rsid="0004863a" officeooo:paragraph-rsid="0004863a"/>
    </style:style>
    <style:style style:name="P70"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Times New Roman" style:rfc-language-tag="sr-Latn-RS" fo:language="sr" fo:script="Latn" fo:country="RS" officeooo:rsid="0029f6e8" officeooo:paragraph-rsid="002f244d"/>
    </style:style>
    <style:style style:name="P71"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Times New Roman" officeooo:rsid="0004863a" officeooo:paragraph-rsid="0004863a" fo:background-color="#ffff00"/>
    </style:style>
    <style:style style:name="P72"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Times New Roman" style:rfc-language-tag="sr-Latn-RS" fo:language="sr" fo:script="Latn" fo:country="RS" officeooo:rsid="00312a04" officeooo:paragraph-rsid="00312a04"/>
    </style:style>
    <style:style style:name="P73"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style:font-name="Times New Roman" style:rfc-language-tag="sr-Latn-RS" fo:language="sr" fo:script="Latn" fo:country="RS" officeooo:rsid="00312a04" officeooo:paragraph-rsid="00312a04"/>
    </style:style>
    <style:style style:name="P74"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officeooo:rsid="0004863a" officeooo:paragraph-rsid="0004863a"/>
    </style:style>
    <style:style style:name="P75"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officeooo:rsid="0032e282" officeooo:paragraph-rsid="0032e282"/>
    </style:style>
    <style:style style:name="P76"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officeooo:rsid="0004863a" officeooo:paragraph-rsid="0004863a"/>
    </style:style>
    <style:style style:name="P77"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style:rfc-language-tag="sr-Latn-RS" fo:language="sr" fo:script="Latn" fo:country="RS" officeooo:rsid="00369508" officeooo:paragraph-rsid="00369c81"/>
    </style:style>
    <style:style style:name="P78"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officeooo:rsid="0004863a" officeooo:paragraph-rsid="0004863a"/>
    </style:style>
    <style:style style:name="P79" style:family="paragraph" style:parent-style-name="Standard">
      <loext:graphic-properties draw:fill="none"/>
      <style:paragraph-properties fo:margin-left="1in" fo:margin-right="0in" fo:text-indent="0in" style:auto-text-indent="false" fo:background-color="transparent"/>
      <style:text-properties style:font-name="Times New Roman" fo:language="en" fo:country="US" officeooo:rsid="00312a04" officeooo:paragraph-rsid="00312a04"/>
    </style:style>
    <style:style style:name="P80" style:family="paragraph" style:parent-style-name="Standard" style:master-page-name="">
      <loext:graphic-properties draw:fill="none"/>
      <style:paragraph-properties fo:margin-left="1in" fo:margin-right="0in" fo:text-indent="0in" style:auto-text-indent="false" style:page-number="auto" fo:background-color="transparent"/>
      <style:text-properties style:font-name="Times New Roman" style:rfc-language-tag="sr-Latn-RS" fo:language="sr" fo:script="Latn" fo:country="RS" officeooo:rsid="00312a04" officeooo:paragraph-rsid="00312a04"/>
    </style:style>
    <style:style style:name="T1" style:family="text">
      <style:text-properties officeooo:rsid="00057720"/>
    </style:style>
    <style:style style:name="T2" style:family="text">
      <style:text-properties officeooo:rsid="0005f156"/>
    </style:style>
    <style:style style:name="T3" style:family="text">
      <style:text-properties style:rfc-language-tag="sr-Latn-RS" fo:language="sr" fo:script="Latn" fo:country="RS"/>
    </style:style>
    <style:style style:name="T4" style:family="text">
      <style:text-properties style:rfc-language-tag="sr-Latn-RS" fo:language="sr" fo:script="Latn" fo:country="RS" officeooo:rsid="0005f156"/>
    </style:style>
    <style:style style:name="T5" style:family="text">
      <style:text-properties style:rfc-language-tag="sr-Latn-RS" fo:language="sr" fo:script="Latn" fo:country="RS" officeooo:rsid="00085d31"/>
    </style:style>
    <style:style style:name="T6" style:family="text">
      <style:text-properties style:rfc-language-tag="sr-Latn-RS" fo:language="sr" fo:script="Latn" fo:country="RS" officeooo:rsid="00089a66"/>
    </style:style>
    <style:style style:name="T7" style:family="text">
      <style:text-properties style:rfc-language-tag="sr-Latn-RS" fo:language="sr" fo:script="Latn" fo:country="RS" fo:font-weight="bold" officeooo:rsid="00089a66" style:font-weight-asian="bold" style:font-weight-complex="bold"/>
    </style:style>
    <style:style style:name="T8" style:family="text">
      <style:text-properties style:rfc-language-tag="sr-Latn-RS" fo:language="sr" fo:script="Latn" fo:country="RS" fo:font-weight="bold" officeooo:rsid="00085d31" style:font-weight-asian="bold" style:font-weight-complex="bold"/>
    </style:style>
    <style:style style:name="T9" style:family="text">
      <style:text-properties style:rfc-language-tag="sr-Latn-RS" fo:language="sr" fo:script="Latn" fo:country="RS" fo:font-weight="bold" officeooo:rsid="0005f156" style:font-weight-asian="bold" style:font-weight-complex="bold"/>
    </style:style>
    <style:style style:name="T10" style:family="text">
      <style:text-properties style:rfc-language-tag="sr-Latn-RS" fo:language="sr" fo:script="Latn" fo:country="RS" fo:font-weight="bold" officeooo:rsid="00103940" style:font-weight-asian="bold" style:font-weight-complex="bold"/>
    </style:style>
    <style:style style:name="T11" style:family="text">
      <style:text-properties style:rfc-language-tag="sr-Latn-RS" fo:language="sr" fo:script="Latn" fo:country="RS" fo:font-weight="bold" officeooo:rsid="0026c27c" style:font-weight-asian="bold" style:font-weight-complex="bold"/>
    </style:style>
    <style:style style:name="T12" style:family="text">
      <style:text-properties style:rfc-language-tag="sr-Latn-RS" fo:language="sr" fo:script="Latn" fo:country="RS" officeooo:rsid="000be01d"/>
    </style:style>
    <style:style style:name="T13" style:family="text">
      <style:text-properties style:rfc-language-tag="sr-Latn-RS" fo:language="sr" fo:script="Latn" fo:country="RS" officeooo:rsid="000c0a26"/>
    </style:style>
    <style:style style:name="T14" style:family="text">
      <style:text-properties style:rfc-language-tag="sr-Latn-RS" fo:language="sr" fo:script="Latn" fo:country="RS" officeooo:rsid="000c1c63"/>
    </style:style>
    <style:style style:name="T15" style:family="text">
      <style:text-properties style:rfc-language-tag="sr-Latn-RS" fo:language="sr" fo:script="Latn" fo:country="RS" officeooo:rsid="000cebb4"/>
    </style:style>
    <style:style style:name="T16" style:family="text">
      <style:text-properties style:rfc-language-tag="sr-Latn-RS" fo:language="sr" fo:script="Latn" fo:country="RS" officeooo:rsid="000ded1b"/>
    </style:style>
    <style:style style:name="T17" style:family="text">
      <style:text-properties style:rfc-language-tag="sr-Latn-RS" fo:language="sr" fo:script="Latn" fo:country="RS" officeooo:rsid="000f4cc1"/>
    </style:style>
    <style:style style:name="T18" style:family="text">
      <style:text-properties style:rfc-language-tag="sr-Latn-RS" fo:language="sr" fo:script="Latn" fo:country="RS" officeooo:rsid="00103940"/>
    </style:style>
    <style:style style:name="T19" style:family="text">
      <style:text-properties style:rfc-language-tag="sr-Latn-RS" fo:language="sr" fo:script="Latn" fo:country="RS" officeooo:rsid="001178fd"/>
    </style:style>
    <style:style style:name="T20" style:family="text">
      <style:text-properties style:rfc-language-tag="sr-Latn-RS" fo:language="sr" fo:script="Latn" fo:country="RS" officeooo:rsid="001306c2"/>
    </style:style>
    <style:style style:name="T21" style:family="text">
      <style:text-properties style:rfc-language-tag="sr-Latn-RS" fo:language="sr" fo:script="Latn" fo:country="RS" officeooo:rsid="00156a96"/>
    </style:style>
    <style:style style:name="T22" style:family="text">
      <style:text-properties style:rfc-language-tag="sr-Latn-RS" fo:language="sr" fo:script="Latn" fo:country="RS" officeooo:rsid="001c9d03"/>
    </style:style>
    <style:style style:name="T23" style:family="text">
      <style:text-properties style:rfc-language-tag="sr-Latn-RS" fo:language="sr" fo:script="Latn" fo:country="RS" officeooo:rsid="001cba2e"/>
    </style:style>
    <style:style style:name="T24" style:family="text">
      <style:text-properties style:rfc-language-tag="sr-Latn-RS" fo:language="sr" fo:script="Latn" fo:country="RS" officeooo:rsid="002297fb"/>
    </style:style>
    <style:style style:name="T25" style:family="text">
      <style:text-properties style:rfc-language-tag="sr-Latn-RS" fo:language="sr" fo:script="Latn" fo:country="RS" officeooo:rsid="00231904"/>
    </style:style>
    <style:style style:name="T26" style:family="text">
      <style:text-properties style:rfc-language-tag="sr-Latn-RS" fo:language="sr" fo:script="Latn" fo:country="RS" officeooo:rsid="0023acae"/>
    </style:style>
    <style:style style:name="T27" style:family="text">
      <style:text-properties style:rfc-language-tag="sr-Latn-RS" fo:language="sr" fo:script="Latn" fo:country="RS" officeooo:rsid="00240a03"/>
    </style:style>
    <style:style style:name="T28" style:family="text">
      <style:text-properties style:rfc-language-tag="sr-Latn-RS" fo:language="sr" fo:script="Latn" fo:country="RS" officeooo:rsid="00254178"/>
    </style:style>
    <style:style style:name="T29" style:family="text">
      <style:text-properties style:rfc-language-tag="sr-Latn-RS" fo:language="sr" fo:script="Latn" fo:country="RS" officeooo:rsid="0026c27c"/>
    </style:style>
    <style:style style:name="T30" style:family="text">
      <style:text-properties style:rfc-language-tag="sr-Latn-RS" fo:language="sr" fo:script="Latn" fo:country="RS" officeooo:rsid="0027013e"/>
    </style:style>
    <style:style style:name="T31" style:family="text">
      <style:text-properties style:rfc-language-tag="sr-Latn-RS" fo:language="sr" fo:script="Latn" fo:country="RS" officeooo:rsid="00278297"/>
    </style:style>
    <style:style style:name="T32" style:family="text">
      <style:text-properties style:rfc-language-tag="sr-Latn-RS" fo:language="sr" fo:script="Latn" fo:country="RS" officeooo:rsid="0027ab8b"/>
    </style:style>
    <style:style style:name="T33" style:family="text">
      <style:text-properties style:rfc-language-tag="sr-Latn-RS" fo:language="sr" fo:script="Latn" fo:country="RS" officeooo:rsid="00287dae"/>
    </style:style>
    <style:style style:name="T34" style:family="text">
      <style:text-properties style:rfc-language-tag="sr-Latn-RS" fo:language="sr" fo:script="Latn" fo:country="RS" officeooo:rsid="00299d6d"/>
    </style:style>
    <style:style style:name="T35" style:family="text">
      <style:text-properties style:rfc-language-tag="sr-Latn-RS" fo:language="sr" fo:script="Latn" fo:country="RS" officeooo:rsid="0029f6e8"/>
    </style:style>
    <style:style style:name="T36" style:family="text">
      <style:text-properties style:rfc-language-tag="sr-Latn-RS" fo:language="sr" fo:script="Latn" fo:country="RS" officeooo:rsid="00312a04"/>
    </style:style>
    <style:style style:name="T37" style:family="text">
      <style:text-properties style:rfc-language-tag="sr-Latn-RS" fo:language="sr" fo:script="Latn" fo:country="RS" officeooo:rsid="003480f1"/>
    </style:style>
    <style:style style:name="T38" style:family="text">
      <style:text-properties style:rfc-language-tag="sr-Latn-RS" fo:language="sr" fo:script="Latn" fo:country="RS" officeooo:rsid="00369508"/>
    </style:style>
    <style:style style:name="T39" style:family="text">
      <style:text-properties style:rfc-language-tag="sr-Latn-RS" fo:language="sr" fo:script="Latn" fo:country="RS" officeooo:rsid="00369c81"/>
    </style:style>
    <style:style style:name="T40" style:family="text">
      <style:text-properties fo:font-weight="bold" officeooo:rsid="0016261d" style:font-weight-asian="bold" style:font-weight-complex="bold"/>
    </style:style>
    <style:style style:name="T41" style:family="text">
      <style:text-properties fo:language="en" fo:country="US"/>
    </style:style>
    <style:style style:name="T42" style:family="text">
      <style:text-properties fo:language="en" fo:country="US" officeooo:rsid="000ded1b"/>
    </style:style>
    <style:style style:name="T43" style:family="text">
      <style:text-properties fo:language="en" fo:country="US" officeooo:rsid="000f4cc1"/>
    </style:style>
    <style:style style:name="T44" style:family="text">
      <style:text-properties fo:language="en" fo:country="US" officeooo:rsid="001306c2"/>
    </style:style>
    <style:style style:name="T45" style:family="text">
      <style:text-properties fo:language="en" fo:country="US" officeooo:rsid="001cba2e"/>
    </style:style>
    <style:style style:name="T46" style:family="text">
      <style:text-properties fo:language="en" fo:country="US" officeooo:rsid="00202179"/>
    </style:style>
    <style:style style:name="T47" style:family="text">
      <style:text-properties fo:language="en" fo:country="US" officeooo:rsid="0027013e"/>
    </style:style>
    <style:style style:name="T48" style:family="text">
      <style:text-properties fo:language="en" fo:country="US" officeooo:rsid="00287dae"/>
    </style:style>
    <style:style style:name="T49" style:family="text">
      <style:text-properties fo:language="en" fo:country="US" officeooo:rsid="0029f6e8"/>
    </style:style>
    <style:style style:name="T50" style:family="text">
      <style:text-properties fo:language="en" fo:country="US" officeooo:rsid="002f244d"/>
    </style:style>
    <style:style style:name="T51" style:family="text">
      <style:text-properties fo:language="en" fo:country="US" officeooo:rsid="0032e282"/>
    </style:style>
    <style:style style:name="T52" style:family="text">
      <style:text-properties fo:language="en" fo:country="US" officeooo:rsid="00369c81"/>
    </style:style>
    <style:style style:name="T53" style:family="text">
      <style:text-properties officeooo:rsid="000e8965"/>
    </style:style>
    <style:style style:name="T54" style:family="text">
      <style:text-properties officeooo:rsid="00156a96"/>
    </style:style>
    <style:style style:name="T55" style:family="text">
      <style:text-properties officeooo:rsid="0016261d"/>
    </style:style>
    <style:style style:name="T56" style:family="text">
      <style:text-properties officeooo:rsid="00168410"/>
    </style:style>
    <style:style style:name="T57" style:family="text">
      <style:text-properties officeooo:rsid="0018621c"/>
    </style:style>
    <style:style style:name="T58" style:family="text">
      <style:text-properties officeooo:rsid="001cba2e"/>
    </style:style>
    <style:style style:name="T59" style:family="text">
      <style:text-properties officeooo:rsid="001eb07c"/>
    </style:style>
    <style:style style:name="T60" style:family="text">
      <style:text-properties officeooo:rsid="00202179"/>
    </style:style>
    <style:style style:name="T61" style:family="text">
      <style:text-properties officeooo:rsid="00278297"/>
    </style:style>
    <style:style style:name="T62" style:family="text">
      <style:text-properties officeooo:rsid="00299d6d"/>
    </style:style>
    <style:style style:name="T63" style:family="text">
      <style:text-properties officeooo:rsid="0029f6e8"/>
    </style:style>
    <style:style style:name="T64" style:family="text">
      <style:text-properties officeooo:rsid="002b95f4"/>
    </style:style>
    <style:style style:name="T65" style:family="text">
      <style:text-properties officeooo:rsid="002dd8bd"/>
    </style:style>
    <style:style style:name="T66" style:family="text">
      <style:text-properties officeooo:rsid="002f244d"/>
    </style:style>
    <style:style style:name="T67" style:family="text">
      <style:text-properties officeooo:rsid="00312a04"/>
    </style:style>
    <style:style style:name="T68" style:family="text">
      <style:text-properties officeooo:rsid="003163a5"/>
    </style:style>
    <style:style style:name="T69" style:family="text">
      <style:text-properties officeooo:rsid="0032e282"/>
    </style:style>
    <style:style style:name="T70" style:family="text">
      <style:text-properties officeooo:rsid="003480f1"/>
    </style:style>
    <style:style style:name="T71" style:family="text">
      <style:text-properties officeooo:rsid="0035fac1"/>
    </style:style>
    <style:style style:name="T72" style:family="text">
      <style:text-properties officeooo:rsid="00369c8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ST 1</text:p>
      <text:p text:style-name="P1"/>
      <text:p text:style-name="P3">1. <text:span text:style-name="T1">Šta je rekurzija?</text:span></text:p>
      <text:p text:style-name="P3"/>
      <text:p text:style-name="P17">- <text:span text:style-name="T1">Pod rekurzivnim metodom se podrazumeva metod koji poziva sam sebe. Rekurzija omogućava znatno jednostavnije rešavanje pojedinih problema.</text:span></text:p>
      <text:p text:style-name="P3"/>
      <text:p text:style-name="P3"/>
      <text:p text:style-name="P3">2. <text:span text:style-name="T4">Š</text:span><text:span text:style-name="T2">ta </text:span><text:span text:style-name="T4">podrazumeva</text:span><text:span text:style-name="T2"> </text:span><text:span text:style-name="T4">rekurzivno</text:span><text:span text:style-name="T2"> </text:span><text:span text:style-name="T4">rešavanje</text:span><text:span text:style-name="T2"> problema?</text:span></text:p>
      <text:p text:style-name="P3"/>
      <text:p text:style-name="P30">- <text:span text:style-name="T9">Rekurzivno rešavanje problema</text:span><text:span text:style-name="T4"> podrazumeva da definišemo programski deo za jedan element složene strukture, pa da ga onda višestruko pozivamo da to ponovi. Kako se pozivi vrše iz prethodno relizovanog programskog dela, to se rekurzija hijerarhijski ponavlja.</text:span></text:p>
      <text:p text:style-name="P3"/>
      <text:p text:style-name="P3"/>
      <text:p text:style-name="P3">3. <text:span text:style-name="T5">Šta je rekurzivni metod?</text:span></text:p>
      <text:p text:style-name="P3"/>
      <text:p text:style-name="P17">- <text:span text:style-name="T5">Pod </text:span><text:span text:style-name="T7">R</text:span><text:span text:style-name="T8">ekurzivnim metodom</text:span><text:span text:style-name="T5"> se podrazumeva metoda koji poziva sam sebe. </text:span></text:p>
      <text:p text:style-name="P3"/>
      <text:p text:style-name="P3"/>
      <text:p text:style-name="P3">4. <text:span text:style-name="T6">Šta je beskonačna rekurzija?</text:span></text:p>
      <text:p text:style-name="P3"/>
      <text:p text:style-name="P18">- <text:span text:style-name="T7">Bekonačna rekurzija</text:span><text:span text:style-name="T6"> je rekurzija koja se nikada ne završava.</text:span></text:p>
      <text:p text:style-name="P3"/>
      <text:p text:style-name="P3"/>
      <text:p text:style-name="P3">5. <text:span text:style-name="T6">Koliko puta se poziva metoda factorijal() u programu datom za klasu ComputeFactorijal?</text:span></text:p>
      <text:p text:style-name="P9"/>
      <text:p text:style-name="P24">- Poziva se sve dok se parametar koji se prenosi u samom metodu i smanjuje za 1, ne smanji na vrednost 0.</text:p>
      <text:p text:style-name="P3"/>
      <text:p text:style-name="P3"/>
      <text:p text:style-name="P3">6. <text:span text:style-name="T6">Šta je Direktna rekurzija?</text:span></text:p>
      <text:p text:style-name="P9"/>
      <text:p text:style-name="P17"><text:span text:style-name="T6">- </text:span><text:span text:style-name="T7">Direktna rekurzija</text:span><text:span text:style-name="T6"> je rekurzija kada metoda poziva sam sebe.</text:span></text:p>
      <text:p text:style-name="P3"/>
      <text:p text:style-name="P3"/>
      <text:p text:style-name="P3">7. <text:span text:style-name="T6">Šta je indirektna rekurzija?</text:span></text:p>
      <text:p text:style-name="P9"/>
      <text:p text:style-name="P18"><text:span text:style-name="T6">- </text:span><text:span text:style-name="T7">Indirektna rekurzija</text:span><text:span text:style-name="T6"> je kada jedan metoda poziva drugi </text:span><text:span text:style-name="T12">metoda a on oet poziva prvo metod.</text:span></text:p>
      <text:p text:style-name="P3"/>
      <text:p text:style-name="P3"/>
      <text:p text:style-name="P3"/>
      <text:p text:style-name="P3">8. <text:span text:style-name="T12">Kako biste problem Fibonačijevog niza podelili na rekurzivne potprobleme?</text:span></text:p>
      <text:p text:style-name="P3"/>
      <text:p text:style-name="P18">- <text:span text:style-name="T13">Podelili bismo ga na dva potproblema:</text:span></text:p>
      <text:p text:style-name="P34">1) Određivanje brojeva fib(index - 2) i </text:p>
      <text:p text:style-name="P31">2) Određivaenj brojeva fib(index - 1).</text:p>
      <text:p text:style-name="P28"/>
      <text:p text:style-name="P3"><text:soft-page-break/>9. <text:span text:style-name="T14">Koliko će metoda fib biti pozvan u listingu koji određuje Fibonačijeve brojeve za fib(6)?</text:span></text:p>
      <text:p text:style-name="P3"/>
      <text:p text:style-name="P17">- <text:span text:style-name="T14">1</text:span><text:span text:style-name="T22">6</text:span><text:span text:style-name="T14"> puta. Jer u opštem slučaju računanje fib(index) zahteva 2 puta više rekurzivnih poziva, nego što bi broj rekurzivnih poziva imalo izvršenje fib(index – 1).</text:span></text:p>
      <text:p text:style-name="P3"/>
      <text:p text:style-name="P3"/>
      <text:p text:style-name="P3">10. <text:span text:style-name="T15">Opišite karakteristike rekurzivnih metoda.</text:span></text:p>
      <text:p text:style-name="P10"/>
      <text:p text:style-name="P25">- Karakteristike su:</text:p>
      <text:p text:style-name="P35">1) Metod upotrebljava if-else ili swich iskaze koji vode do različitih slučajeva.</text:p>
      <text:p text:style-name="P32">2) Jedan ili više osnovnih slučajeva se koriste za zaustavljanje rekurzije.</text:p>
      <text:p text:style-name="P32">3) Svaki rekurzivni poziv smanjuje početni problem, dovodeći ga bliže do osnovnog slučaja, sve dok ne postane i on takav slučaj.</text:p>
      <text:p text:style-name="P3"/>
      <text:p text:style-name="P3"/>
      <text:p text:style-name="P3">11. <text:span text:style-name="T16">Koji je osnovni slučaj (base case) metoda isPŠalindrome() opisanog u materijalima? Koliko puta će ovaj metod bit pozvan za slučaj poziva isPalindrome(„</text:span><text:span text:style-name="T42">abdxcxdba</text:span><text:span text:style-name="T16">“)?</text:span></text:p>
      <text:p text:style-name="P11"/>
      <text:p text:style-name="P17"><text:span text:style-name="T16">- </text:span><text:span text:style-name="T42">Osnovni </text:span><text:span text:style-name="T16">slučaj: “Provera da li je prva oznaka (character) jednaka poslednjoj oznaci stringa“. Ovo je ujedno i prvi potproblem a drugi potproblem je da li string dužine 0 ili 1. Metod će biti pozvan 5 puta.</text:span></text:p>
      <text:p text:style-name="P3"/>
      <text:p text:style-name="P1"/>
      <text:p text:style-name="P4">12. <text:span text:style-name="T53">Nacrtati ili napisati stek poziva (</text:span><text:span text:style-name="T17">call stack</text:span><text:span text:style-name="T53">) </text:span><text:span text:style-name="T17">za slučaj da se funkcija poziva funkcija isPalindrome(„</text:span><text:span text:style-name="T43">abcba</text:span><text:span text:style-name="T17">“)?</text:span></text:p>
      <text:p text:style-name="P12"/>
      <text:p text:style-name="P19"><text:span text:style-name="T17">- </text:span><text:span text:style-name="T43">Poziva se </text:span><text:span text:style-name="T45">5</text:span><text:span text:style-name="T43"> puta:</text:span></text:p>
      <text:p text:style-name="P29"><text:span text:style-name="T45">1) isPalindrome</text:span><text:span text:style-name="T43">(“abcba”),</text:span></text:p>
      <text:p text:style-name="P29"><text:span text:style-name="T45">2) isPalindrome</text:span><text:span text:style-name="T43">(“bcb”),</text:span></text:p>
      <text:p text:style-name="P37"><text:span text:style-name="T45"><text:tab/> <text:s text:c="4"/>isPalindrome</text:span><text:span text:style-name="T43">(“</text:span><text:span text:style-name="T45">abcba</text:span><text:span text:style-name="T43">”),</text:span></text:p>
      <text:p text:style-name="P37"><text:span text:style-name="T43"><text:tab/></text:span><text:span text:style-name="T45">3) isPalindrome(“c”),</text:span></text:p>
      <text:p text:style-name="P38"><text:tab/> <text:s text:c="3"/>isPalindrome(“bcb”),<text:tab/></text:p>
      <text:p text:style-name="P3"><text:tab/> <text:s text:c="3"/><text:span text:style-name="T58">isPalindrome(“abcba”),</text:span></text:p>
      <text:p text:style-name="P3"><text:tab/><text:span text:style-name="T58">4) isPalindrome(“bcb”),</text:span></text:p>
      <text:p text:style-name="P3"><text:tab/> <text:s text:c="3"/><text:span text:style-name="T58">isPalindrome(“abcba”),</text:span></text:p>
      <text:p text:style-name="P3"><text:tab/><text:span text:style-name="T58">5) isPalindrome(“abcba”).</text:span></text:p>
      <text:p text:style-name="P3"/>
      <text:p text:style-name="P3"/>
      <text:p text:style-name="P3"/>
      <text:p text:style-name="P3">13. <text:span text:style-name="T18">Šta je rekurzivni pomoćni mteod (recursive helper method)?</text:span></text:p>
      <text:p text:style-name="P3"/>
      <text:p text:style-name="P17">- <text:span text:style-name="T18">Praksa pri rekurzivnm programiranju je da se definiše drugi metod koji prima dodatne parametre </text:span><text:span text:style-name="T23">i pomaze glavnom rekurzivnom problemu</text:span><text:span text:style-name="T18">. Takav metod je poznat kao </text:span><text:span text:style-name="T10">rekurzivni pomoćni metod</text:span><text:span text:style-name="T18">. Ovi metodi su korisni kod rekuzivnog rešavanja problema koji se javljaju sa stringovima i nizovima.</text:span></text:p>
      <text:p text:style-name="P3"/>
      <text:p text:style-name="P3"/>
      <text:p text:style-name="P3"/>
      <text:p text:style-name="P3"/>
      <text:p text:style-name="P3"><text:soft-page-break/>14. <text:span text:style-name="T19">Kako biste problem Hanojskih kula podelili na rekurzivne potprobleme?</text:span></text:p>
      <text:p text:style-name="P13"/>
      <text:p text:style-name="P26">- Tako što stubove (podstabla) prebacimo pomoću sledećeg algoritma:</text:p>
      <text:p text:style-name="P36">1) Prebaciti stablo koje sadrži n-1 diskova sa A na B.</text:p>
      <text:p text:style-name="P33">2) Preostali (najveći) disk prebaciti sa A na C.</text:p>
      <text:p text:style-name="P33">3) Prebaciti podstablo sa B na C.</text:p>
      <text:p text:style-name="P3"/>
      <text:p text:style-name="P3"/>
      <text:p text:style-name="P3">15. <text:span text:style-name="T20">Koliko puta će metoda moveDiscs() biti pozvam za slučaj moveDiscs(</text:span><text:span text:style-name="T44">5, 'A','B','C'</text:span><text:span text:style-name="T20">)?</text:span></text:p>
      <text:p text:style-name="P14"/>
      <text:p text:style-name="P18"><text:span text:style-name="T20">- </text:span><text:span text:style-name="T44">31 put.</text:span></text:p>
      <text:p text:style-name="P3"/>
      <text:p text:style-name="P3"/>
      <text:p text:style-name="P16">16. <text:span text:style-name="T54">Koja od slede</text:span><text:span text:style-name="T21">ćih tvrdnji je tačna?</text:span></text:p>
      <text:p text:style-name="P6"/>
      <text:p text:style-name="P21">- Rekurzivni metodi zahtevaju više vremena <text:span text:style-name="T59">i</text:span> memorije za izvršenje nego nerekurzivni metodi.</text:p>
      <text:p text:style-name="P3"/>
      <text:p text:style-name="P3"/>
      <text:p text:style-name="P5">17. <text:span text:style-name="T55">Šta je repna rekurzija?</text:span></text:p>
      <text:p text:style-name="P5"/>
      <text:p text:style-name="P20">- <text:span text:style-name="T55">Pod </text:span><text:span text:style-name="T40">Repnom rekurzijom</text:span><text:span text:style-name="T55"> (tail recursion), podrazumeva se rekurzija koja nema zaostale operacije na čekanju a koje bi trebalo izvršiti po završetku jednog rekurzivnog poziva.</text:span></text:p>
      <text:p text:style-name="P3"/>
      <text:p text:style-name="P3"/>
      <text:p text:style-name="P7">18. <text:span text:style-name="T56">Kada biste koristili repnu rekurziju?</text:span></text:p>
      <text:p text:style-name="P7"/>
      <text:p text:style-name="P22">- <text:span text:style-name="T56">Repnu rekurziju bih koristio kada treba na efikasan način da smanjim potrebnu veličinu steka.</text:span></text:p>
      <text:p text:style-name="P3"/>
      <text:p text:style-name="P3"/>
      <text:p text:style-name="P8">19. <text:span text:style-name="T57">Identifikovati primere ove lekcije koji koriste repnu rekurziju?</text:span></text:p>
      <text:p text:style-name="P8"/>
      <text:p text:style-name="P23">- <text:span text:style-name="T57">Klasa ComputeFactorialTailRecursion ima pomoćni repni rekurzivni metoda za faktorijel po imenu factorial().</text:span></text:p>
      <text:p text:style-name="P3"/>
      <text:p text:style-name="P3"/>
      <text:p text:style-name="P15">20. Koliko puta se poziva rekurzivna funkcija za rad sa Hanojskim kulama kada su na ulaznom štapu 4 diska?</text:p>
      <text:p text:style-name="P15"/>
      <text:p text:style-name="P27">- 15 puta.</text:p>
      <text:p text:style-name="P15"/>
      <text:p text:style-name="P15"/>
      <text:p text:style-name="P15">21. <text:span text:style-name="T60">Analizirati sledeći rekurzivni metod: public static long factorial(int n) </text:span><text:span text:style-name="T46">{ return n*factorial(n-1);}</text:span></text:p>
      <text:p text:style-name="P39"/>
      <text:p text:style-name="P39"><text:tab/>- Metoda radi <text:span text:style-name="T3">beskona</text:span><text:span text:style-name="T24">č</text:span><text:span text:style-name="T3">no</text:span> <text:span text:style-name="T24">š</text:span>to kao posledicu izaziva StackOverFlowError.</text:p>
      <text:p text:style-name="P39"/>
      <text:p text:style-name="P39"/>
      <text:p text:style-name="P3"/>
      <text:p text:style-name="P3"/>
      <text:p text:style-name="P3"/>
      <text:p text:style-name="P2"><text:soft-page-break/>TEST 2</text:p>
      <text:p text:style-name="P1"/>
      <text:p text:style-name="P3">1. <text:span text:style-name="T25">Šta omogućava primena generičkih klasa i metoda?</text:span></text:p>
      <text:p text:style-name="P3"><text:span text:style-name="T25"/></text:p>
      <text:p text:style-name="P17"><text:span text:style-name="T25">- Omogućava da otkrijemo greške u vreme kompilacije programa umesto u vreme njegovog izvršenja.</text:span></text:p>
      <text:p text:style-name="P3"/>
      <text:p text:style-name="P3"/>
      <text:p text:style-name="P3">2. <text:span text:style-name="T26">Zašto se koriste generički tipovi?</text:span></text:p>
      <text:p text:style-name="P3"><text:span text:style-name="T26"/></text:p>
      <text:p text:style-name="P17"><text:span text:style-name="T26">- </text:span><text:span text:style-name="T27">Zato </text:span><text:span text:style-name="T28">što generički tipovi (generici) kao parametri omogućavaju da ponovo koristimo isti kod sa drugim ulazima. Prednosti korišćenja su pre svega: Bolja provera tipa u vreme kompilacije, I Eliminacija konverzija tipa.</text:span></text:p>
      <text:p text:style-name="P3"/>
      <text:p text:style-name="P3"/>
      <text:p text:style-name="P3">3. <text:span text:style-name="T29">Šta je autoboxing?</text:span></text:p>
      <text:p text:style-name="P3"><text:span text:style-name="T29"/></text:p>
      <text:p text:style-name="P17"><text:span text:style-name="T29">- </text:span><text:span text:style-name="T11">Autoboxing</text:span><text:span text:style-name="T29"> je direktno dodeljivanje elemenata nekoj promenljivoj primitivnog tipa ako su elementi liste učaureni tipovi </text:span><text:span text:style-name="T30">(wrapper types)</text:span><text:span text:style-name="T29">.</text:span></text:p>
      <text:p text:style-name="P3"/>
      <text:p text:style-name="P3"/>
      <text:p text:style-name="P3">4. <text:span text:style-name="T30">Koja je generička definicija za java.lang.Comparadle u Java API?</text:span></text:p>
      <text:p text:style-name="P3"/>
      <text:p text:style-name="P18">- <text:span text:style-name="T30">public java.lang.Comparable</text:span><text:span text:style-name="T47">&lt;E&gt;</text:span></text:p>
      <text:p text:style-name="P3"/>
      <text:p text:style-name="P3"/>
      <text:p text:style-name="P3">5. <text:span text:style-name="T61">Ako kreirate objekat ArrayString sa stringovima upotrebom new ArrayList(), </text:span><text:span text:style-name="T31">da li se konstruktor u klasi ArrayList može definicati kao: public ArrayList()?</text:span></text:p>
      <text:p text:style-name="P3"><text:span text:style-name="T31"/></text:p>
      <text:p text:style-name="P18"><text:span text:style-name="T31">- Obično se konstruktor definiše da bude private. ?????</text:span></text:p>
      <text:p text:style-name="P3"/>
      <text:p text:style-name="P3"/>
      <text:p text:style-name="P3">6. <text:span text:style-name="T32">Da li generička klasa može da ima višestruke generičke parametre?</text:span></text:p>
      <text:p text:style-name="P3"><text:span text:style-name="T32"/></text:p>
      <text:p text:style-name="P17"><text:span text:style-name="T32">- Generička klasa ili metod dozvoljava vam da specificirate dozvoljene tipove objekata sa kojima klasa ili metod može da radi.</text:span></text:p>
      <text:p text:style-name="P3"/>
      <text:p text:style-name="P3"/>
      <text:p text:style-name="P3">7. <text:span text:style-name="T33">Kako deklarišete generički tip u klasi?</text:span></text:p>
      <text:p text:style-name="P3"/>
      <text:p text:style-name="P17">- <text:span text:style-name="T33">Svaki put kada kreiramo novu instancu tipa ProstGenerik u zagradama </text:span><text:span text:style-name="T48">&lt; &gt; </text:span><text:span text:style-name="T33">moramo definisati tip odnosno klasu koja se odnosi na generički tip. Generički tip se definiše za klasu ili interfejs.</text:span></text:p>
      <text:p text:style-name="P3"/>
      <text:p text:style-name="P3"/>
      <text:p text:style-name="P3"/>
      <text:p text:style-name="P3"/>
      <text:p text:style-name="P3"/>
      <text:p text:style-name="P3"/>
      <text:p text:style-name="P3"><text:soft-page-break/>8. <text:span text:style-name="T33">Kako deklarišete neki generički metoda? Kada aktivirate generički metod?</text:span></text:p>
      <text:p text:style-name="P3"/>
      <text:p text:style-name="P18">- <text:span text:style-name="T33">Da bi deklarisali generički metoda, treba da postavimo generički tip </text:span><text:span text:style-name="T48">&lt;E&gt; odmah </text:span><text:span text:style-name="T33">posle ključne reči static u zaglavlju metoda:</text:span></text:p>
      <text:p text:style-name="P62"><text:span text:style-name="T3">public static </text:span><text:span text:style-name="T41">&lt;E&gt; void print(E[] list);</text:span></text:p>
      <text:p text:style-name="P61"><text:span text:style-name="T41">Da bi se aktivirao (prizvao) </text:span><text:span text:style-name="T3">generički metoda, treba navesti ime metoda sa stvarnim tipom u uglastim zagradama:</text:span></text:p>
      <text:p text:style-name="P62"><text:span text:style-name="T3">GenericMethodDemo.</text:span><text:span text:style-name="T41">&lt;String&gt; print (strings);</text:span></text:p>
      <text:p text:style-name="P3"/>
      <text:p text:style-name="P3"/>
      <text:p text:style-name="P3">9. <text:span text:style-name="T34">Š</text:span><text:span text:style-name="T62">ta je </text:span><text:span text:style-name="T34">ograničen</text:span><text:span text:style-name="T62"> </text:span><text:span text:style-name="T34">generički</text:span><text:span text:style-name="T62"> tip (bounded </text:span><text:span text:style-name="T34">generic type</text:span><text:span text:style-name="T62">)?</text:span></text:p>
      <text:p text:style-name="P3"/>
      <text:p text:style-name="P18">- <text:span text:style-name="T34">Ograničen generički tip je generički tip koji se može specificirati i kao pod-tip nekog tipa.</text:span></text:p>
      <text:p text:style-name="P3"/>
      <text:p text:style-name="P3"/>
      <text:p text:style-name="P4">10. <text:span text:style-name="T63">Za dati red int[] list = {1. 2. -1} da li </text:span><text:span text:style-name="T35">možete da pozovete metod sort(list) upotrebom metoda sort() datog u listingu klase GenericSort?</text:span></text:p>
      <text:p text:style-name="P3"><text:span text:style-name="T35"/></text:p>
      <text:p text:style-name="P18"><text:span text:style-name="T35">- DA. Zato što metod sort() sortira niz sa bilo kojim tipom objekata.</text:span></text:p>
      <text:p text:style-name="P3"/>
      <text:p text:style-name="P3"/>
      <text:p text:style-name="P3">11. <text:span text:style-name="T35">Za dati red int</text:span><text:span text:style-name="T49">[] list = {new Integer(1), new Integer(2), new Integer(-1)} da li </text:span><text:span text:style-name="T35">možete da prizovete sort(list) upotrebom sort metoda u listing na slici 1.?</text:span></text:p>
      <text:p text:style-name="P3"/>
      <text:p text:style-name="P18">- <text:span text:style-name="T35">Da, možemo.</text:span></text:p>
      <text:p text:style-name="P3"/>
      <text:p text:style-name="P3"/>
      <text:p text:style-name="P42">12. <text:span text:style-name="T64">Šta je sirovi tip? Zašto je sirovi tip nebezbedan? Zašto je sirovi tip dozvoljen u Javi?</text:span></text:p>
      <text:p text:style-name="P42"/>
      <text:p text:style-name="P53">- <text:span text:style-name="T64">Generička klasa koja se koristi bez tipa parametra naziva se sirovim tipom (raw type). Nebezbedan je zato što mogu da izazovu grešku pri izvršenju programa, jer se ne mogu upoređivati objekti različitog tipa (npr. String i int).</text:span></text:p>
      <text:p text:style-name="P63">Sirovi <text:span text:style-name="T3">tip u je dozvoljen u Javi zato što se njihovom upotrebom obezbeđuje kompatibilnost unazad.</text:span></text:p>
      <text:p text:style-name="P42"/>
      <text:p text:style-name="P42"/>
      <text:p text:style-name="P42">13. <text:span text:style-name="T65">Prikaži sintaksu deklaracije promenljive ArrayList upotrebom sirovog tipa i dodeljuje mu sirovi tip ArrayList.</text:span></text:p>
      <text:p text:style-name="P42"/>
      <text:p text:style-name="P70">- <text:span text:style-name="T66">Generic lista: <text:s/>lista = new GenericList </text:span><text:span text:style-name="T50">&lt;</text:span><text:span text:style-name="T66">ArrayList</text:span><text:span text:style-name="T50">&gt;</text:span><text:span text:style-name="T66">();</text:span></text:p>
      <text:p text:style-name="P42"/>
      <text:p text:style-name="P42"/>
      <text:p text:style-name="P43">14. <text:span text:style-name="T67">Da li je GenericStack isto što i GenericStack?</text:span></text:p>
      <text:p text:style-name="P46"/>
      <text:p text:style-name="P71">- <text:span text:style-name="T36">Da</text:span></text:p>
      <text:p text:style-name="P3"/>
      <text:p text:style-name="P3"/>
      <text:p text:style-name="P3"/>
      <text:p text:style-name="P3"/>
      <text:p text:style-name="P44"><text:soft-page-break/>15. Šta je džoker sa ograničenom donjom granicom, ograničeni džoker i neograničeni džoker?</text:p>
      <text:p text:style-name="P44"/>
      <text:p text:style-name="P72">- Ako se podtipovi objekata koji su u upotrebi razlikuju, onda se koriste džokeri generičkih tipova. Džoker generičkih tipova ima 3 forme:</text:p>
      <text:p text:style-name="P80">1) ? - neograničeni džoker,</text:p>
      <text:p text:style-name="P79">2) ? <text:span text:style-name="T3">e</text:span>xtendsT – <text:span text:style-name="T3">ograničeni džoker,</text:span></text:p>
      <text:p text:style-name="P79">3) ?superT – je <text:span text:style-name="T3">džoker sa donjom granicom.</text:span></text:p>
      <text:p text:style-name="P44"/>
      <text:p text:style-name="P44"/>
      <text:p text:style-name="P44"/>
      <text:p text:style-name="P44">16. <text:span text:style-name="T68">Šta je brisanje? Zašto se Java generici upotrebljavaju za vreme brisanja?</text:span></text:p>
      <text:p text:style-name="P44"/>
      <text:p text:style-name="P73">- <text:span text:style-name="T68">Brisanje tipa je pristup u kome kompajler upotrebljava informaciju o generičkom tipu da bi kompajlirao kod, ali ga posle briše. Ovaj pristup omogućava da generički kod ostvari kompatibilnost unazad sa starim kodom koji upotrebljava sirove tipove.</text:span></text:p>
      <text:p text:style-name="P44"/>
      <text:p text:style-name="P44"/>
      <text:p text:style-name="P45">17. <text:span text:style-name="T69">Ako </text:span><text:span text:style-name="T51">program</text:span><text:span text:style-name="T69"> upotrebljava ArrayList </text:span><text:span text:style-name="T51">i</text:span><text:span text:style-name="T69"> ArrayList</text:span><text:span text:style-name="T51">&lt;String&gt;</text:span><text:span text:style-name="T69"> da li JVM</text:span><text:span text:style-name="T51">&lt;Integer&gt;</text:span><text:span text:style-name="T69"> opterećuje oba niza?</text:span></text:p>
      <text:p text:style-name="P45"/>
      <text:p text:style-name="P74">- <text:span text:style-name="T69">Iako su to dva razlicita tipa u vreme kompilacije, smo klasa ArrazList se unosi u JVM za vreme kompilacije.</text:span></text:p>
      <text:p text:style-name="P1"/>
      <text:p text:style-name="P1"/>
      <text:p text:style-name="P51">18. <text:span text:style-name="T70">Da li mozete da kreirate instancu upotrebom </text:span><text:span text:style-name="T37">new E() z agenerički tip E? Zašto?</text:span></text:p>
      <text:p text:style-name="P51"><text:span text:style-name="T37"/></text:p>
      <text:p text:style-name="P75"><text:span text:style-name="T37">- Ne može da se upotrebljava new E(), zato što <text:s/>se new E() izvršava za vreme rada programa, a tada generički tip E nije rasploživ, jer su generički tipovi raspoloživiv samo za vreme kompilacije.</text:span></text:p>
      <text:p text:style-name="P1"/>
      <text:p text:style-name="P1"/>
      <text:p text:style-name="P47">19. <text:span text:style-name="T71">Da li neki metod može da upotrebljava statički parametar generičke klase? Zašto?</text:span></text:p>
      <text:p text:style-name="P1"/>
      <text:p text:style-name="P74">- <text:span text:style-name="T38">Statički parametar generičke klase nije dozvoljen, zato što sve instance (objekti) generičke klase imaju istu klasu u vreme izvršenja pa se statičke promenljive i metodi generičke klase dele od strane svih instanci.</text:span></text:p>
      <text:p text:style-name="P1"/>
      <text:p text:style-name="P1"/>
      <text:p text:style-name="P1"/>
      <text:p text:style-name="P48">20. <text:span text:style-name="T72">Da li možete da definišete prilagođenu generičku klasu izuzetka? Zašto?</text:span></text:p>
      <text:p text:style-name="P48"/>
      <text:p text:style-name="P77">- <text:span text:style-name="T72">To je nemoguće zato što bi u slučaju da to može, bilo moguće uhvatiti (catch) klauzulu za MyException</text:span><text:span text:style-name="T52">&lt;E&gt;.</text:span></text:p>
      <text:p text:style-name="P64"><text:span text:style-name="T72">JVM treba da proveri izbačen izuzetak iz try klauzule da bi proverila da li odgovara tipu koji je specificiran u catch klauzulu. To je nemoguće, jer ta inf. nije raspoloživa u vreme izvršenja programa.</text:span> </text:p>
      <text:p text:style-name="P1"/>
      <text:p text:style-name="P1"/>
      <text:p text:style-name="P1"/>
      <text:p text:style-name="P1"/>
      <text:p text:style-name="P49"><text:soft-page-break/>21. O kojim ograničenjima se treba voditi računa kada su u pitanju Generički tipovi?</text:p>
      <text:p text:style-name="P1"/>
      <text:p text:style-name="P74">- <text:span text:style-name="T39">Ograničenja su:</text:span></text:p>
      <text:p text:style-name="P65"><text:span text:style-name="T3">1) Ne može da se kreira instanca (objekat) upotrebom parametra generičkog tipa.</text:span></text:p>
      <text:p text:style-name="P65"><text:span text:style-name="T3">2) Ne možete kreirati niz (array) upotrebom parametra generičkog tipa.</text:span></text:p>
      <text:p text:style-name="P65"><text:span text:style-name="T3">3) Parametar genričkog tipa neke klase nije dozvoljen u statičkom kontekstu.</text:span></text:p>
      <text:p text:style-name="P65"><text:span text:style-name="T3">4) Klase izuzetka ne mogu da budu generičke, tj. ne mogu se kreirati, hvatati (catch) ili izbacivati (throw) objekti sa parametrizovanim tipovima.</text:span></text:p>
      <text:p text:style-name="P65"><text:span text:style-name="T3">5) Ne možete primeniti generičke tipove se primitivnim tipovima.</text:span></text:p>
      <text:p text:style-name="P65"><text:span text:style-name="T3">6) NE mođete upotrebiti konverziju tipova ili koristiti objekte sa parametrizovanim tipovima.</text:span></text:p>
      <text:p text:style-name="P65"><text:span text:style-name="T3">7) Ne možete preopteretiti (overload) metoda sa formalnim tipovima argumenata svakog brisanja preopterećenja u isti sirovi tip.</text:span></text:p>
      <text:p text:style-name="P52"><text:span text:style-name="T3"/></text:p>
      <text:p text:style-name="P52"><text:span text:style-name="T3"/></text:p>
      <text:p text:style-name="P52"><text:span text:style-name="T3"/></text:p>
      <text:p text:style-name="P52"><text:span text:style-name="T3"/></text:p>
      <text:p text:style-name="P52"><text:span text:style-name="T3"/></text:p>
      <text:p text:style-name="P52"><text:span text:style-name="T3"/></text:p>
      <text:p text:style-name="P52"><text:span text:style-name="T3"/></text:p>
      <text:p text:style-name="P52"><text:span text:style-name="T3"/></text:p>
      <text:p text:style-name="P52"><text:span text:style-name="T3"/></text:p>
      <text:p text:style-name="P52"><text:span text:style-name="T3"/></text:p>
      <text:p text:style-name="P52"><text:span text:style-name="T3"/></text:p>
      <text:p text:style-name="P52"><text:span text:style-name="T3"/></text:p>
      <text:p text:style-name="P52"><text:span text:style-name="T3"/></text:p>
      <text:p text:style-name="P52"><text:span text:style-name="T3"/></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TEST 3</text:p>
      <text:p text:style-name="P3"/>
      <text:p text:style-name="P3">1.</text:p>
      <text:p text:style-name="P3"/>
      <text:p text:style-name="P3"/>
      <text:p text:style-name="P3"/>
      <text:p text:style-name="P3">2.</text:p>
      <text:p text:style-name="P3"/>
      <text:p text:style-name="P3"/>
      <text:p text:style-name="P3"/>
      <text:p text:style-name="P3">3.</text:p>
      <text:p text:style-name="P3"/>
      <text:p text:style-name="P3"/>
      <text:p text:style-name="P3"/>
      <text:p text:style-name="P3">4.</text:p>
      <text:p text:style-name="P3"/>
      <text:p text:style-name="P3"/>
      <text:p text:style-name="P3"/>
      <text:p text:style-name="P3">5.</text:p>
      <text:p text:style-name="P3"/>
      <text:p text:style-name="P3"/>
      <text:p text:style-name="P3"/>
      <text:p text:style-name="P3">6.</text:p>
      <text:p text:style-name="P3"/>
      <text:p text:style-name="P3"/>
      <text:p text:style-name="P3"/>
      <text:p text:style-name="P3">7.</text:p>
      <text:p text:style-name="P3"/>
      <text:p text:style-name="P3"/>
      <text:p text:style-name="P3"/>
      <text:p text:style-name="P3"/>
      <text:p text:style-name="P3">8.</text:p>
      <text:p text:style-name="P3"/>
      <text:p text:style-name="P3"/>
      <text:p text:style-name="P3"/>
      <text:p text:style-name="P3"/>
      <text:p text:style-name="P3">9.</text:p>
      <text:p text:style-name="P3"/>
      <text:p text:style-name="P3"/>
      <text:p text:style-name="P3"/>
      <text:p text:style-name="P3">10.</text:p>
      <text:p text:style-name="P3"/>
      <text:p text:style-name="P3"/>
      <text:p text:style-name="P3"/>
      <text:p text:style-name="P3">11.</text:p>
      <text:p text:style-name="P3"/>
      <text:p text:style-name="P3"/>
      <text:p text:style-name="P1"/>
      <text:p text:style-name="P2"><text:soft-page-break/>TEST 4</text:p>
      <text:p text:style-name="P1"/>
      <text:p text:style-name="P3">1.</text:p>
      <text:p text:style-name="P3"/>
      <text:p text:style-name="P3"/>
      <text:p text:style-name="P3"/>
      <text:p text:style-name="P3">2.</text:p>
      <text:p text:style-name="P3"/>
      <text:p text:style-name="P3"/>
      <text:p text:style-name="P3"/>
      <text:p text:style-name="P3">3.</text:p>
      <text:p text:style-name="P3"/>
      <text:p text:style-name="P3"/>
      <text:p text:style-name="P3"/>
      <text:p text:style-name="P3">4.</text:p>
      <text:p text:style-name="P3"/>
      <text:p text:style-name="P3"/>
      <text:p text:style-name="P3"/>
      <text:p text:style-name="P3">5.</text:p>
      <text:p text:style-name="P3"/>
      <text:p text:style-name="P3"/>
      <text:p text:style-name="P3"/>
      <text:p text:style-name="P3">6.</text:p>
      <text:p text:style-name="P3"/>
      <text:p text:style-name="P3"/>
      <text:p text:style-name="P3"/>
      <text:p text:style-name="P3">7.</text:p>
      <text:p text:style-name="P3"/>
      <text:p text:style-name="P3"/>
      <text:p text:style-name="P3"/>
      <text:p text:style-name="P3"/>
      <text:p text:style-name="P3">8.</text:p>
      <text:p text:style-name="P3"/>
      <text:p text:style-name="P3"/>
      <text:p text:style-name="P3"/>
      <text:p text:style-name="P3"/>
      <text:p text:style-name="P3">9.</text:p>
      <text:p text:style-name="P3"/>
      <text:p text:style-name="P3"/>
      <text:p text:style-name="P3"/>
      <text:p text:style-name="P3">10.</text:p>
      <text:p text:style-name="P3"/>
      <text:p text:style-name="P3"/>
      <text:p text:style-name="P3"/>
      <text:p text:style-name="P3">11.</text:p>
      <text:p text:style-name="P3"/>
      <text:p text:style-name="P1"/>
      <text:p text:style-name="P1"/>
      <text:p text:style-name="P2"><text:soft-page-break/>TEST 5</text:p>
      <text:p text:style-name="P1"/>
      <text:p text:style-name="P3">1.</text:p>
      <text:p text:style-name="P3"/>
      <text:p text:style-name="P3"/>
      <text:p text:style-name="P3"/>
      <text:p text:style-name="P3">2.</text:p>
      <text:p text:style-name="P3"/>
      <text:p text:style-name="P3"/>
      <text:p text:style-name="P3"/>
      <text:p text:style-name="P3">3.</text:p>
      <text:p text:style-name="P3"/>
      <text:p text:style-name="P3"/>
      <text:p text:style-name="P3"/>
      <text:p text:style-name="P3">4.</text:p>
      <text:p text:style-name="P3"/>
      <text:p text:style-name="P3"/>
      <text:p text:style-name="P3"/>
      <text:p text:style-name="P3">5.</text:p>
      <text:p text:style-name="P3"/>
      <text:p text:style-name="P3"/>
      <text:p text:style-name="P3"/>
      <text:p text:style-name="P3">6.</text:p>
      <text:p text:style-name="P3"/>
      <text:p text:style-name="P3"/>
      <text:p text:style-name="P3"/>
      <text:p text:style-name="P3">7.</text:p>
      <text:p text:style-name="P3"/>
      <text:p text:style-name="P3"/>
      <text:p text:style-name="P3"/>
      <text:p text:style-name="P3"/>
      <text:p text:style-name="P3">8.</text:p>
      <text:p text:style-name="P3"/>
      <text:p text:style-name="P3"/>
      <text:p text:style-name="P3"/>
      <text:p text:style-name="P3"/>
      <text:p text:style-name="P3">9.</text:p>
      <text:p text:style-name="P3"/>
      <text:p text:style-name="P3"/>
      <text:p text:style-name="P3"/>
      <text:p text:style-name="P3">10.</text:p>
      <text:p text:style-name="P3"/>
      <text:p text:style-name="P3"/>
      <text:p text:style-name="P3"/>
      <text:p text:style-name="P3">11.</text:p>
      <text:p text:style-name="P1"/>
      <text:p text:style-name="P1"/>
      <text:p text:style-name="P1"/>
      <text:p text:style-name="P2"><text:soft-page-break/>TEST 6</text:p>
      <text:p text:style-name="P1"/>
      <text:p text:style-name="P3">1.</text:p>
      <text:p text:style-name="P3"/>
      <text:p text:style-name="P3"/>
      <text:p text:style-name="P3"/>
      <text:p text:style-name="P3">2.</text:p>
      <text:p text:style-name="P3"/>
      <text:p text:style-name="P3"/>
      <text:p text:style-name="P3"/>
      <text:p text:style-name="P3">3.</text:p>
      <text:p text:style-name="P3"/>
      <text:p text:style-name="P3"/>
      <text:p text:style-name="P3"/>
      <text:p text:style-name="P3">4.</text:p>
      <text:p text:style-name="P3"/>
      <text:p text:style-name="P3"/>
      <text:p text:style-name="P3"/>
      <text:p text:style-name="P3">5.</text:p>
      <text:p text:style-name="P3"/>
      <text:p text:style-name="P3"/>
      <text:p text:style-name="P3"/>
      <text:p text:style-name="P3">6.</text:p>
      <text:p text:style-name="P3"/>
      <text:p text:style-name="P3"/>
      <text:p text:style-name="P3"/>
      <text:p text:style-name="P3">7.</text:p>
      <text:p text:style-name="P3"/>
      <text:p text:style-name="P3"/>
      <text:p text:style-name="P3"/>
      <text:p text:style-name="P3"/>
      <text:p text:style-name="P3">8.</text:p>
      <text:p text:style-name="P3"/>
      <text:p text:style-name="P3"/>
      <text:p text:style-name="P3"/>
      <text:p text:style-name="P3"/>
      <text:p text:style-name="P3">9.</text:p>
      <text:p text:style-name="P3"/>
      <text:p text:style-name="P3"/>
      <text:p text:style-name="P3"/>
      <text:p text:style-name="P3">10.</text:p>
      <text:p text:style-name="P3"/>
      <text:p text:style-name="P3"/>
      <text:p text:style-name="P3"/>
      <text:p text:style-name="P3">11.</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8T09:01:59.660000000</meta:creation-date>
    <dc:date>2018-01-11T15:28:36.126000000</dc:date>
    <meta:editing-duration>PT19H28M41S</meta:editing-duration>
    <meta:editing-cycles>53</meta:editing-cycles>
    <meta:generator>LibreOffice/5.0.3.2$Windows_X86_64 LibreOffice_project/e5f16313668ac592c1bfb310f4390624e3dbfb75</meta:generator>
    <meta:document-statistic meta:table-count="0" meta:image-count="0" meta:object-count="0" meta:page-count="11" meta:paragraph-count="166" meta:word-count="1542" meta:character-count="9831" meta:non-whitespace-character-count="8421"/>
  </office:meta>
</office:document-meta>
</file>